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style="normal" style:font-style-asian="normal" style:font-style-complex="normal"/>
    </style:style>
    <style:style style:name="T8" style:family="text">
      <style:text-properties style:font-name="Liberation Serif1"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T11" style:family="text">
      <style:text-properties style:text-position="super 58%"/>
    </style:style>
    <style:style style:name="T12" style:family="text">
      <style:text-properties style:text-position="super 58%" style:font-name="Liberation Serif"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style:text-position="sub 58%" style:font-name="Liberation Serif" fo:font-weight="normal" style:font-weight-asian="normal" style:font-weight-complex="normal"/>
    </style:style>
    <style:style style:name="T18" style:family="text">
      <style:text-properties style:text-position="sub 58%" style:font-name="Liberation Serif1"/>
    </style:style>
    <style:style style:name="T19" style:family="text">
      <style:text-properties style:text-position="sub 58%" style:font-name="Liberation Serif1"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uses multiple threads, as the calculation of each node's clustering coefficient is independent</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text:soft-page-break/></text:p>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text:soft-page-break/>called</text:p>
      <text:p text:style-name="P2"/>
      <text:p text:style-name="P2"><text:tab/><text:tab/>void grow(long int n): grows n additional nodes onto the graph using the following algorithm (requires an even value of m):</text:p>
      <text:list xml:id="list1471281354"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text:soft-page-break/></text:p>
      <text:p text:style-name="P2"><text:tab/><text:tab/>double radialDistance(): calculates the distance from this SpatialVertex to the origin, 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text:soft-page-break/>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308092792"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soft-page-break/><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text:soft-page-break/></text:p>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text:p text:style-name="P2"/>
      <text:p text:style-name="P1">NBall<text:span text:style-name="T2">: an N-dimensional generalization of PositiveChargeGrowingNetwork2D, which inherits from GrowingNetwork rather than PositiveChargeGrowingNetwork2D because optimization is hindered by dynamic binding</text:span></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Methods:</text:p>
      <text:p text:style-name="P2"/>
      <text:p text:style-name="P2"><text:tab/><text:tab/>Nball(long int n, long int m, long int d, double r = DEFAULT_RADIUS, double a = DEFAULT_ALPHA, double g = DEFAULT_GAMMA, double t = DEFAULT_TOLERANCE, long int i = DEFAULT_ITERATIONS): constructor with some default parameters (number of nodes, new links formed per node, dimension, radius, gamma, alpha, tolerance, and iterations)</text:p>
      <text:p text:style-name="P2"/>
      <text:p text:style-name="P2"><text:tab/><text:tab/>SpatialVertex* getNode(long int i): overrides Graph::getNode to automatically cast retrieved nodes to SpatialVertices*</text:p>
      <text:p text:style-name="P2"><text:soft-page-break/></text:p>
      <text:p text:style-name="P2"><text:tab/><text:tab/>void grow(long int n): adds n new nodes, applying NBall::gradientDescent <text:s/>between them, and adjusting the value of beta after each addition</text:p>
      <text:p text:style-name="P2"/>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2"><text:tab/><text:tab/>double calculatePotential(): calculates the sum of the potential energies of all of the nodes in the NBall, where the potential energy of a single node </text:span><text:span text:style-name="T15">i</text:span><text:span text:style-name="T2"> is <text:s/>-</text:span><text:span text:style-name="T6">Σα</text:span><text:span text:style-name="T10">/(r</text:span><text:span text:style-name="T17">ij</text:span><text:span text:style-name="T12">D-2</text:span>) + <text:span text:style-name="T5">βr</text:span><text:span text:style-name="T18">i0</text:span><text:span text:style-name="T11">2</text:span><text:span text:style-name="T9">/2, where </text:span><text:span text:style-name="T6">α is the inter-node force constant, </text:span><text:span text:style-name="T10">r</text:span><text:span text:style-name="T17">ij</text:span> is the distance between node <text:span text:style-name="T14">i</text:span> and some node <text:span text:style-name="T14">j</text:span><text:span text:style-name="T16">, summed over all nodes such that i != j, D is the dimension of the space, </text:span><text:span text:style-name="T7">β is the attractive cloud force constant (equal to </text:span><text:span text:style-name="T8">αN), and r</text:span><text:span text:style-name="T19">i0</text:span> is the distance between node <text:span text:style-name="T14">i</text:span><text:span text:style-name="T16"> and the origin</text:span></text:p>
      <text:p text:style-name="P3"/>
      <text:p text:style-name="P3"><text:tab/><text:tab/>double calculateMinimumPotential(): given implicit knowledge of the number of nodes N and the dimension DIM, this method calculates the minimum potential energy of the NBall (or rather will, once a general computational solution is found)</text:p>
      <text:p text:style-name="P3"/>
      <text:p text:style-name="Standard"><text:span text:style-name="T16"><text:tab/><text:tab/>void equalize(): calls NBall::gradientDescent with the parameter gamma scaling with 1/N</text:span><text:span text:style-name="T13">1+1/D</text:span>, and the tolerance and maximum iterations not scaling at all</text:p>
      <text:p text:style-name="Standard"/>
      <text:p text:style-name="Standard"><text:tab/><text:tab/>void gradientDescent(double gamma, double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text:soft-page-break/></text:p>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28T14:58:46</dc:date>
    <meta:editing-duration>PT11H49M54S</meta:editing-duration>
    <meta:editing-cycles>162</meta:editing-cycles>
    <meta:generator>LibreOffice/3.5$Linux_x86 LibreOffice_project/350m1$Build-2</meta:generator>
    <meta:document-statistic meta:table-count="0" meta:image-count="0" meta:object-count="0" meta:page-count="10" meta:paragraph-count="138" meta:word-count="3535" meta:character-count="23423" meta:non-whitespace-character-count="19783"/>
  </office:meta>
</office:document-meta>
</file>